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61d" officeooo:paragraph-rsid="000e361d"/>
    </style:style>
    <style:style style:name="P2" style:family="paragraph" style:parent-style-name="Standard">
      <style:text-properties officeooo:rsid="000ebb29" officeooo:paragraph-rsid="000ebb29"/>
    </style:style>
    <style:style style:name="T1" style:family="text">
      <style:text-properties officeooo:rsid="000f0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 Rules:</text:p>
      <text:p text:style-name="P1"/>
      <text:p text:style-name="P1">write documenttation of how it is all going to work</text:p>
      <text:p text:style-name="P1"/>
      <text:p text:style-name="P1"/>
      <text:p text:style-name="P1">Page flow diagram:</text:p>
      <text:p text:style-name="P1"/>
      <text:p text:style-name="P1">what pages you expect specific users to see (diff pages for individuals logged in/out)</text:p>
      <text:p text:style-name="P1"/>
      <text:p text:style-name="P1"/>
      <text:p text:style-name="P1"/>
      <text:p text:style-name="P1">Use cases: similar to business rules</text:p>
      <text:p text:style-name="P1">(write if things go right)</text:p>
      <text:p text:style-name="P1">the user is going to do this...then this... </text:p>
      <text:p text:style-name="P1">(if things go wrong)</text:p>
      <text:p text:style-name="P1">write what they would do next...</text:p>
      <text:p text:style-name="P1"/>
      <text:p text:style-name="P1"/>
      <text:p text:style-name="P1"/>
      <text:p text:style-name="P1">Wire Frame:</text:p>
      <text:p text:style-name="P1"/>
      <text:p text:style-name="P1">draw out your page. Make it look close to how you really want the pages to look.</text:p>
      <text:p text:style-name="P1">---use balsamic(wire framing software)</text:p>
      <text:p text:style-name="P1"/>
      <text:p text:style-name="P1"/>
      <text:p text:style-name="P1">**put foreign keys right after the primary key.</text:p>
      <text:p text:style-name="P1">- say what type it's going to be</text:p>
      <text:p text:style-name="P1">-primary keys are yellow(“highlighted”) and bold</text:p>
      <text:p text:style-name="P1">- foreign keys are bold</text:p>
      <text:p text:style-name="P1"/>
      <text:p text:style-name="P1"/>
      <text:p text:style-name="P2">if we have a load balancer(the load balancer will send our user to any of the servers we have). <text:s/>The user won't always be on a specific server during the entirity of their stay. <text:span text:style-name="T1">This means, don't save their server on the one they started at because if they moved to a diff server it'd think they were logged off. So save their session on the db so all servers will know theyre logged on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3:12:37.305525426</meta:creation-date>
    <dc:date>2015-02-27T13:26:37.535222524</dc:date>
    <meta:editing-duration>PT4M24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17" meta:word-count="185" meta:character-count="995" meta:non-whitespace-character-count="826"/>
  </office:meta>
</office:document-meta>
</file>